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/>
      <text:p text:style-name="P1"/>
      <text:p text:style-name="P1">NOTAS Sitio ArteCriollo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2-18T09:58:28.865586344</dc:date>
    <meta:editing-duration>PT11H14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5" meta:character-count="402" meta:non-whitespace-character-count="338"/>
  </office:meta>
</office:document-meta>
</file>